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 fo:break-before="pag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LAB CODE FILES</text:p>
      <text:p text:style-name="P1"/>
      <text:list xml:id="list1589250032" text:style-name="L1">
        <text:list-item>
          <text:p text:style-name="P4">max_lhood_guass_est_param.m</text:p>
          <text:p text:style-name="P3"/>
          <text:p text:style-name="P3">function [ model ] = max_lhood_gauss_est_param( X, Yx,ques)</text:p>
          <text:p text:style-name="P3">% Input <text:s/>: <text:s/>X - training instances, Yx - training labels</text:p>
          <text:p text:style-name="P3">% Output : <text:s/>model - contains the estimated parameters of each</text:p>
          <text:p text:style-name="P3">% <text:s text:c="10"/>Gaussian (means and covariance matrices)</text:p>
          <text:p text:style-name="P3"></text:p>
          <text:p text:style-name="P3"><text:s text:c="4"/>% Add code here for parameter estimation</text:p>
          <text:p text:style-name="P3"><text:s text:c="4"/></text:p>
          <text:p text:style-name="P3"><text:s text:c="4"/>%calculate N</text:p>
          <text:p text:style-name="P3"><text:s text:c="4"/>N = size(Yx,1);</text:p>
          <text:p text:style-name="P3"><text:s text:c="4"/>N_1 = sum(Yx == 1);</text:p>
          <text:p text:style-name="P3"><text:s text:c="4"/>N_2 = sum(Yx == 2);</text:p>
          <text:p text:style-name="P3"><text:s text:c="4"/>N_3 = sum(Yx == 3);</text:p>
          <text:p text:style-name="P3"><text:s text:c="4"/></text:p>
          <text:p text:style-name="P3"><text:s text:c="4"/>%calculate pi</text:p>
          <text:p text:style-name="P3"><text:s text:c="4"/>pi_1 = N_1/N;</text:p>
          <text:p text:style-name="P3"><text:s text:c="4"/>pi_2 = N_2/N;</text:p>
          <text:p text:style-name="P3"><text:s text:c="4"/>pi_3 = N_3/N;</text:p>
          <text:p text:style-name="P3"><text:s text:c="4"/></text:p>
          <text:p text:style-name="P3"><text:s text:c="4"/>%calculate mu</text:p>
          <text:p text:style-name="P3"><text:s text:c="4"/>mu_1 = sum(X(Yx == 1,:))/N_1;</text:p>
          <text:p text:style-name="P3"><text:s text:c="4"/>mu_2 = sum(X(Yx == 2,:))/N_2;</text:p>
          <text:p text:style-name="P3"><text:s text:c="4"/>mu_3 = sum(X(Yx == 3,:))/N_3;</text:p>
          <text:p text:style-name="P3"><text:s text:c="4"/></text:p>
          <text:p text:style-name="P3"><text:s text:c="4"/>%calculate S</text:p>
          <text:p text:style-name="P3"><text:s text:c="4"/>x_1 = X(Yx==1,:) - ones(size(X(Yx==1,:)))*diag(mu_1);</text:p>
          <text:p text:style-name="P3"><text:s text:c="4"/>x_2 = X(Yx==2,:) - ones(size(X(Yx==2,:)))*diag(mu_2);</text:p>
          <text:p text:style-name="P3"><text:s text:c="4"/>x_3 = X(Yx==3,:) - ones(size(X(Yx==3,:)))*diag(mu_3);</text:p>
          <text:p text:style-name="P3"><text:s text:c="4"/>s_1 = transpose(x_1)*x_1 / N_1;</text:p>
          <text:p text:style-name="P3"><text:s text:c="4"/>s_2 = transpose(x_2)*x_2 / N_2;</text:p>
          <text:p text:style-name="P3"><text:s text:c="4"/>s_3 = transpose(x_3)*x_3 / N_3;</text:p>
          <text:p text:style-name="P3"><text:s text:c="4"/>s = (N_1/N)*s_1 + (N_2/N)*s_2 + (N_3/N)*s_3;</text:p>
          <text:p text:style-name="P3"><text:s text:c="4"/></text:p>
          <text:p text:style-name="P3"><text:s text:c="4"/>%calculate sigma</text:p>
          <text:p text:style-name="P3"><text:s text:c="4"/>switch(ques)</text:p>
          <text:p text:style-name="P3"><text:s text:c="8"/>case '1a'</text:p>
          <text:p text:style-name="P3"><text:s text:c="12"/>sigma_1 = (trace(s)/2)*eye(size(s));</text:p>
          <text:p text:style-name="P3"><text:s text:c="12"/>sigma_2 = sigma_1;</text:p>
          <text:p text:style-name="P3"><text:s text:c="12"/>sigma_3 = sigma_1;</text:p>
          <text:p text:style-name="P3"><text:s text:c="8"/>case '1b'</text:p>
          <text:p text:style-name="P3"><text:s text:c="12"/>sigma_1 = diag(diag(s)); <text:s/></text:p>
          <text:p text:style-name="P3"><text:s text:c="12"/>sigma_2 = sigma_1;</text:p>
          <text:p text:style-name="P3"><text:s text:c="12"/>sigma_3 = sigma_1;</text:p>
          <text:p text:style-name="P3"><text:s text:c="8"/>case '1c'</text:p>
          <text:p text:style-name="P3"><text:s text:c="12"/>sigma_1 = s;</text:p>
          <text:p text:style-name="P3"><text:s text:c="12"/>sigma_2 = sigma_1;</text:p>
          <text:p text:style-name="P3"><text:s text:c="12"/>sigma_3 = sigma_1;</text:p>
          <text:p text:style-name="P3"><text:s text:c="8"/>case '2a'</text:p>
          <text:p text:style-name="P3"><text:s text:c="12"/>sigma_1 = (trace(s_1)/2)*eye(size(s_1));</text:p>
          <text:p text:style-name="P3"><text:soft-page-break/><text:s text:c="12"/>sigma_2 = (trace(s_2)/2)*eye(size(s_2));</text:p>
          <text:p text:style-name="P3"><text:s text:c="12"/>sigma_3 = (trace(s_3)/2)*eye(size(s_3));</text:p>
          <text:p text:style-name="P3"><text:s text:c="12"/></text:p>
          <text:p text:style-name="P3"><text:s text:c="8"/>case '2b'</text:p>
          <text:p text:style-name="P3"><text:s text:c="12"/>sigma_1 = diag(diag(s_1));</text:p>
          <text:p text:style-name="P3"><text:s text:c="12"/>sigma_2 = diag(diag(s_2));</text:p>
          <text:p text:style-name="P3"><text:s text:c="12"/>sigma_3 = diag(diag(s_3));</text:p>
          <text:p text:style-name="P3"><text:s text:c="8"/>case '2c'</text:p>
          <text:p text:style-name="P3"><text:s text:c="12"/>sigma_1 = s_1;</text:p>
          <text:p text:style-name="P3"><text:s text:c="12"/>sigma_2 = s_2;</text:p>
          <text:p text:style-name="P3"><text:s text:c="12"/>sigma_3 = s_3;</text:p>
          <text:p text:style-name="P3"><text:s text:c="4"/>end</text:p>
          <text:p text:style-name="P3"><text:s text:c="4"/>%calculate w</text:p>
          <text:p text:style-name="P3"><text:s text:c="4"/>sigma1_inv = inv(sigma_1);</text:p>
          <text:p text:style-name="P3"><text:s text:c="4"/>w_1 = sigma1_inv*transpose(mu_1);</text:p>
          <text:p text:style-name="P3"><text:s text:c="4"/>sigma2_inv = inv(sigma_2);</text:p>
          <text:p text:style-name="P3"><text:s text:c="4"/>w_2 = sigma2_inv*transpose(mu_2);</text:p>
          <text:p text:style-name="P3"><text:s text:c="4"/>sigma3_inv = inv(sigma_3);</text:p>
          <text:p text:style-name="P3"><text:s text:c="4"/>w_3 = sigma3_inv*transpose(mu_3);</text:p>
          <text:p text:style-name="P3"></text:p>
          <text:p text:style-name="P3"><text:s text:c="4"/></text:p>
          <text:p text:style-name="P3"><text:s text:c="4"/>%calculate w0</text:p>
          <text:p text:style-name="P3"><text:s text:c="4"/>w0_1 = -0.5*mu_1*sigma1_inv*transpose(mu_1) + log(pi_1);</text:p>
          <text:p text:style-name="P3"><text:s text:c="4"/>w0_2 = -0.5*mu_2*sigma2_inv*transpose(mu_2) log(pi_2);</text:p>
          <text:p text:style-name="P3"><text:s text:c="4"/>w0_3 = -0.5*mu_3*sigma3_inv*transpose(mu_3) log(pi_3);</text:p>
          <text:p text:style-name="P3"><text:s text:c="4"/></text:p>
          <text:p text:style-name="P3"><text:s text:c="4"/></text:p>
          <text:p text:style-name="P3"><text:s text:c="4"/>% Change the line below and set the variable model appropriately.</text:p>
          <text:p text:style-name="P3"><text:s text:c="4"/>%model = [];</text:p>
          <text:p text:style-name="P3"><text:s text:c="4"/>model.mu_1 = mu_1;</text:p>
          <text:p text:style-name="P3"><text:s text:c="4"/>model.mu_2 = mu_2;</text:p>
          <text:p text:style-name="P3"><text:s text:c="4"/>model.mu_3 = mu_3;</text:p>
          <text:p text:style-name="P3"><text:s text:c="4"/>model.s_1 = s_1;</text:p>
          <text:p text:style-name="P3"><text:s text:c="4"/>model.s_2 = s_2;</text:p>
          <text:p text:style-name="P3"><text:s text:c="4"/>model.s_3 = s_3;</text:p>
          <text:p text:style-name="P3"><text:s text:c="4"/>model.s = s;</text:p>
          <text:p text:style-name="P3"><text:s text:c="4"/>model.sigma_1 = sigma_1;</text:p>
          <text:p text:style-name="P3"><text:s text:c="4"/>model.sigma_2 = sigma_2;</text:p>
          <text:p text:style-name="P3"><text:s text:c="4"/>model.sigma_3 = sigma_3;</text:p>
          <text:p text:style-name="P3"><text:s text:c="4"/>model.w_1 = w_1;</text:p>
          <text:p text:style-name="P3"><text:s text:c="4"/>model.w_2 = w_2;</text:p>
          <text:p text:style-name="P3"><text:s text:c="4"/>model.w_3 = w_3;</text:p>
          <text:p text:style-name="P3"><text:s text:c="4"/>model.w0_1 = w0_1;</text:p>
          <text:p text:style-name="P3"><text:s text:c="4"/>model.w0_2 = w0_2;</text:p>
          <text:p text:style-name="P3"><text:s text:c="4"/>model.w0_3 = w0_3;</text:p>
          <text:p text:style-name="P3">end</text:p>
        </text:list-item>
      </text:list>
      <text:p text:style-name="P2"/>
      <text:p text:style-name="P6"/>
      <text:p text:style-name="P2"/>
      <text:list xml:id="list865723396" text:continue-numbering="true" text:style-name="L1">
        <text:list-item>
          <text:p text:style-name="P3"><text:span text:style-name="T1">max_lhood_guass_classify.m</text:span></text:p>
          <text:p text:style-name="P3"/>
          <text:p text:style-name="P3">function [ pred ] = max_lhood_gauss_classify( model, T )</text:p>
          <text:p text:style-name="P3">% Input <text:s/>: model - is the model learnt using max_lhood_gauss_est_param.m.</text:p>
          <text:p text:style-name="P3">% <text:s text:c="9"/>T - is the test data instances (one per row).</text:p>
          <text:p text:style-name="P3">% Output : pred - is a vector of predicted labels (one per row)</text:p>
          <text:p text:style-name="P3"></text:p>
          <text:p text:style-name="P3"><text:s text:c="4"/>% Add code here for classification</text:p>
          <text:p text:style-name="P3"></text:p>
          <text:p text:style-name="P3"><text:s text:c="4"/>%calculate a</text:p>
          <text:p text:style-name="P3"><text:s text:c="4"/>a_1 = transpose(model.w_1)*T' + model.w0_1;</text:p>
          <text:p text:style-name="P3"><text:s text:c="4"/>a_2 = transpose(model.w_2)*T' + model.w0_2;</text:p>
          <text:p text:style-name="P3"><text:s text:c="4"/>a_3 = transpose(model.w_3)*T' + model.w0_3;</text:p>
          <text:p text:style-name="P3"><text:s text:c="4"/></text:p>
          <text:p text:style-name="P3"><text:s text:c="4"/>%calculate probs</text:p>
          <text:p text:style-name="P3"><text:s text:c="4"/>exp_a1 = exp(a_1);</text:p>
          <text:p text:style-name="P3"><text:s text:c="4"/>exp_a2 = exp(a_2);</text:p>
          <text:p text:style-name="P3"><text:s text:c="4"/>exp_a3 = exp(a_3);</text:p>
          <text:p text:style-name="P3"><text:s text:c="4"/>exp_sum = exp_a1 + exp_a2 + exp_a3; <text:s text:c="3"/></text:p>
          <text:p text:style-name="P3"><text:s text:c="4"/>%predict classes</text:p>
          <text:p text:style-name="P3"><text:s text:c="4"/>pred = zeros(size(T,1),1);</text:p>
          <text:p text:style-name="P3"><text:s text:c="4"/>p = zeros(3,1);</text:p>
          <text:p text:style-name="P3"><text:s text:c="4"/>for i = 1:size(T,1)</text:p>
          <text:p text:style-name="P3"><text:s text:c="8"/>p(1) = exp_a1(i)/exp_sum(i);</text:p>
          <text:p text:style-name="P3"><text:s text:c="8"/>p(2) = exp_a2(i)/exp_sum(i);</text:p>
          <text:p text:style-name="P3"><text:s text:c="8"/>p(3) = exp_a3(i)/exp_sum(i);</text:p>
          <text:p text:style-name="P3"><text:s text:c="8"/></text:p>
          <text:p text:style-name="P3"><text:s text:c="8"/>[b j] = max(p);</text:p>
          <text:p text:style-name="P3"><text:s text:c="8"/>pred(i) = j;</text:p>
          <text:p text:style-name="P3"><text:s text:c="4"/>end</text:p>
          <text:p text:style-name="P3"><text:s text:c="4"/></text:p>
          <text:p text:style-name="P3"><text:s text:c="4"/>% Change the line below and set the predictions appropriately.</text:p>
          <text:p text:style-name="P3"><text:s text:c="4"/>%pred = zeros(size(T,1),1);</text:p>
          <text:p text:style-name="P3">end</text:p>
          <text:p text:style-name="P7"/>
        </text:list-item>
        <text:list-item>
          <text:p text:style-name="P4">multiclass_error.m</text:p>
          <text:p text:style-name="P4"/>
          <text:p text:style-name="P3">function [ err] = multiclass_error(y_pred,y_true)</text:p>
          <text:p text:style-name="P3">%This function computes the multiclass error between predicted lables</text:p>
          <text:p text:style-name="P3">%y_pred and actual lables y_true. </text:p>
          <text:p text:style-name="P3"></text:p>
          <text:p text:style-name="P3">%y_pred - Predicted lables (m*1 vector whose each entry belongs to the set {0,1,2,3,4,5,6,7,8,9}</text:p>
          <text:p text:style-name="P3">%y_true - True lables (m*1 vector whose each entry belongs to the set {0,1,2,3,4,5,6,7,8,9}</text:p>
          <text:p text:style-name="P3"></text:p>
          <text:p text:style-name="P3">%Output</text:p>
          <text:p text:style-name="P3">%err - Fraction of data instances where y_pred and y_true do not match.</text:p>
          <text:p text:style-name="P3"></text:p>
          <text:p text:style-name="P3">len = (length(y_pred));</text:p>
          <text:p text:style-name="P3"></text:p>
          <text:p text:style-name="P3">err = length(find(y_pred ~= y_true))/len;</text:p>
          <text:p text:style-name="P3"></text:p>
          <text:p text:style-name="P3">end</text:p>
          <text:p text:style-name="P7"/>
        </text:list-item>
        <text:list-item>
          <text:p text:style-name="P4">contour_plot.m</text:p>
          <text:p text:style-name="P3"/>
          <text:p text:style-name="P3">function contour_plot(mu, sigma, linespec)</text:p>
          <text:p text:style-name="P3">% Input <text:s/>: mu - is the mean of a 2-D Gaussian.</text:p>
          <text:p text:style-name="P3">% <text:s text:c="9"/>sigma - is the 2x2 covariance matrix of the Gaussian.</text:p>
          <text:p text:style-name="P3">% <text:s text:c="9"/>linespec - use this to specify the color of the plot,</text:p>
          <text:p text:style-name="P3">% <text:s text:c="9"/>e.g. 'r', 'g', 'b', etc.</text:p>
          <text:p text:style-name="P3"></text:p>
          <text:p text:style-name="P3">% Output : Contour plot for the Gaussian</text:p>
          <text:p text:style-name="P3">% Tip <text:s text:c="3"/>: Use "hold on;" and call this three times (one for each Gaussian).</text:p>
          <text:p text:style-name="P3">x1range=0:0.1:4;</text:p>
          <text:p text:style-name="P3">x2range=0:0.1:4;</text:p>
          <text:p text:style-name="P3">[X1 X2] = meshgrid(x1range, x2range);</text:p>
          <text:p text:style-name="P3"></text:p>
          <text:p text:style-name="P3">Z = zeros(length(x2range), length(x1range));</text:p>
          <text:p text:style-name="P3">for n1 = 1:length(x2range)</text:p>
          <text:p text:style-name="P3"><text:s text:c="4"/>for n2 = 1:length(x1range)</text:p>
          <text:p text:style-name="P3"><text:s text:c="8"/>Z(n1,n2) = mvnpdf([X1(n1,n2) X2(n1,n2)], mu, sigma);</text:p>
          <text:p text:style-name="P3"><text:s text:c="4"/>end</text:p>
          <text:p text:style-name="P3">end</text:p>
          <text:p text:style-name="P3">contour(X1, X2, Z, 2, linespec);</text:p>
          <text:p text:style-name="P3">axis square;</text:p>
          <text:p text:style-name="P3"/>
          <text:p text:style-name="P7"/>
        </text:list-item>
        <text:list-item>
          <text:p text:style-name="P4">decision_boundary.m</text:p>
          <text:p text:style-name="P3"/>
          <text:p text:style-name="P3">function decision_boundary( model )</text:p>
          <text:p text:style-name="P3">% Input <text:s/>: model - is the model learnt using max_lhood_gauss_est_param.m.</text:p>
          <text:p text:style-name="P3">% Output : Decision boundary plot for the model</text:p>
          <text:p text:style-name="P3"></text:p>
          <text:p text:style-name="P3">x1range=0:0.02:3;</text:p>
          <text:p text:style-name="P3">x2range=0:0.02:4;</text:p>
          <text:p text:style-name="P3">M = length(x1range);</text:p>
          <text:p text:style-name="P3">N = length(x2range);</text:p>
          <text:p text:style-name="P3">[X1 X2] = meshgrid(x1range, x2range);</text:p>
          <text:p text:style-name="P3">X1 = reshape(X1, M*N, 1);</text:p>
          <text:p text:style-name="P3">X2 = reshape(X2, M*N, 1);</text:p>
          <text:p text:style-name="P3">X = [X1 X2];</text:p>
          <text:p text:style-name="P3"></text:p>
          <text:p text:style-name="P3">pred = max_lhood_gauss_classify(model, X);</text:p>
          <text:p text:style-name="P3"></text:p>
          <text:p text:style-name="P3">hold on;</text:p>
          <text:p text:style-name="P3">c1 = pred==1;</text:p>
          <text:p text:style-name="P3">c2 = pred==2;</text:p>
          <text:p text:style-name="P3">c3 = pred==3;</text:p>
          <text:p text:style-name="P3"></text:p>
          <text:p text:style-name="P3">plot(X(c1,1), X(c1,2),'r.');</text:p>
          <text:p text:style-name="P3">plot(X(c2,1), X(c2,2),'g.');</text:p>
          <text:p text:style-name="P3">plot(X(c3,1), X(c3,2),'b.');</text:p>
          <text:p text:style-name="P3"></text:p>
          <text:p text:style-name="P3">end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ndrahas </meta:initial-creator>
    <meta:creation-date>2012-02-28T09:53:31</meta:creation-date>
    <meta:document-statistic meta:table-count="0" meta:image-count="0" meta:object-count="0" meta:page-count="6" meta:paragraph-count="192" meta:word-count="858" meta:character-count="5958"/>
    <dc:date>2012-02-28T10:10:21</dc:date>
    <dc:creator>Chandrahas </dc:creator>
    <meta:editing-duration>PT00H01M39S</meta:editing-duration>
    <meta:editing-cycles>1</meta:editing-cycles>
    <meta:generator>OpenOffice.org/3.2$Linux OpenOffice.org_project/320m12$Build-9483</meta:generator>
  </office:meta>
</office:document-meta>
</file>